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list-style-name="">
      <style:paragraph-properties fo:margin-left="0in" fo:margin-right="0in" fo:margin-top="0in" fo:margin-bottom="0in" fo:line-height="100%" fo:text-indent="0in" style:auto-text-indent="false"/>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6" style:family="text">
      <style:text-properties fo:language="none" fo:country="none" style:font-name-asian="Georgia" style:language-asian="none" style:country-asian="none" style:font-name-complex="Georgia" style:language-complex="none" style:country-complex="none"/>
    </style:style>
    <style:style style:name="T7" style:family="text">
      <style:text-properties fo:language="none" fo:country="none" style:font-name-asian="Georgia" style:language-asian="none" style:country-asian="none" style:font-name-complex="Times New Roman1" style:language-complex="none" style:country-complex="none"/>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language="en" fo:country="US" style:font-name-asian="Georgia" style:language-asian="none" style:country-asian="none" style:font-name-complex="Georgia" style:language-complex="none" style:country-complex="none"/>
    </style:style>
    <style:style style:name="T10"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ola Mummert - Courageous Woman of God </text:p>
      <text:p text:style-name="P1"/>
      <text:p text:style-name="P2"><text:span text:style-name="T1">Read:</text:span><text:span text:style-name="T2"> Joshua 1:1-9</text:span></text:p>
      <text:p text:style-name="P3"/>
      <text:p text:style-name="P4"><text:span text:style-name="T1">Text:</text:span><text:span text:style-name="T2"> </text:span><text:span text:style-name="T7">Joshua 1:9 “...</text:span><text:span text:style-name="T6">Be strong and of a good courage; be not afraid, neither be thou dismayed: for the LORD thy God </text:span><text:span text:style-name="T5">is</text:span><text:span text:style-name="T6"> with thee...”</text:span></text:p>
      <text:p text:style-name="P5"/>
      <text:h text:style-name="P4" text:outline-level="3"><text:span text:style-name="T1">Introduction:</text:span><text:span text:style-name="T2"> <text:s/>Vernon Mummert was the man who was responsible for calling me to come to pastor the Calvary Community Church here on Arch Street and therefore I became Viola's pastor in 1996. From the first meeting with Viola and Vernon I knew that I was in the presence of a Godly couple. For her entire life there was only one other man in her life and that man was Jesus Christ. <text:s/>It was the last of December that year that Vernon was called home to Heaven. He's been waiting for Viola for 23 years. He waits no longer. Viola is now living in the presence of the two loves of her life.</text:span></text:h>
      <text:h text:style-name="P9" text:outline-level="3"><text:span text:style-name="T2"/></text:h>
      <text:h text:style-name="P9" text:outline-level="3"><text:span text:style-name="T2"><text:s text:c="2"/>Her favorite verse is our text verse today it is found in Joshua 1:9 and simply says “...</text:span><text:span text:style-name="T6">Be strong and of a good courage; be not afraid, neither be thou dismayed: for the LORD thy God </text:span><text:span text:style-name="T5">is</text:span><text:span text:style-name="T6"> with thee...” <text:s/>this verse is located at the beginning of Joshua's leadership of Israel. He had just came from the memorial service for Moses. (They couldn't have a funeral without a body). <text:s/></text:span></text:h>
      <text:h text:style-name="P9" text:outline-level="3"><text:span text:style-name="T6"/></text:h>
      <text:h text:style-name="P9" text:outline-level="3"><text:span text:style-name="T6"><text:s text:c="2"/>Courage was needed because Joshua was being called to service. He was about to lead the children of Israel to places that they only had dreamed about. They had waited all their lives to enter the promised land. It was Joshua who was called to take them there. <text:s/>He was promised victory in battle but we need to know that you cannot have victory in battle without having a battle. We all have battles; some battle loneliness, some battle with family issues, some battle powers of darkness, Joshua battled physical armies but he also battled enemies of doubt and fear.</text:span></text:h>
      <text:h text:style-name="P9" text:outline-level="3"><text:span text:style-name="T6"><text:s/></text:span></text:h>
      <text:h text:style-name="P9" text:outline-level="3"><text:span text:style-name="T6"><text:s text:c="2"/>What enemies did Viola face? I'm sure she battled </text:span><text:span text:style-name="T9">loneliness.</text:span><text:span text:style-name="T6"> She surely had fears and anxieties. She was a woman of courage in regards to her faith and wasn't afraid to speak up, even in public, about Jesus. It was a pleasure to visit with her in the various places that she lived in the last 23 years. </text:span></text:h>
      <text:h text:style-name="P9" text:outline-level="3"><text:span text:style-name="T6"/></text:h>
      <text:h text:style-name="P9" text:outline-level="3"><text:span text:style-name="T6"><text:s text:c="2"/>Through out her life Viola was a lover of Jesus and a lover of children. She had no biological children but she was a mother to hundreds of children via her work in the Sunday School. She loved her kids and could talk about them for hours. The rolls of heaven have yet to record all the fruit of her teaching the kids of South Cumberland. I have a personal story about this: When Cody arrived in our care we had no other children in our church. There was no children's Sunday School class meeting at all. We had two teenage boys and both were my sons. One Sunday morning Viola came to my wife and said: “I'm going to teach Cody. He needs Sunday School.” she set up a high chair and tied him in the seat. Every Sunday Cody had his own personal Sunday School Teacher. <text:s/>Some day I expect Cody to serve Christ and when he enters heaven's portals Viola will own a part in his salvation story for the seeds that she planted in the heart of a child in a high chair.</text:span></text:h>
      <text:h text:style-name="P9" text:outline-level="3"><text:span text:style-name="T6"><text:s text:c="2"/></text:span></text:h>
      <text:h text:style-name="P9" text:outline-level="3"><text:span text:style-name="T6"><text:s text:c="2"/>Viola loved the Bible and read it daily; not one of those newer versions designed for those who want to read the Bible like a storybook with cute flowers alongside of the words. She read her Bible like a love letter from one who loved and cared about her personally. She accepted the words of scripture as requests from one who loved her and followed them care-fully. When she read: “ Be strong and of a good courage that thou mayest observe to do according to all the law, which Moses my servant com-manded thee: turn not from it </text:span><text:span text:style-name="T5">to</text:span><text:span text:style-name="T6"> the right hand or </text:span><text:span text:style-name="T5">to</text:span><text:span text:style-name="T6"> the left, that thou mayest prosper whithersoever thou goest...” she obeyed the words that she read. She learned that the promise of God's presence in her life was connected to the condition of her trust in Him and her obedience to His desires for her life.</text:span></text:h>
      <text:h text:style-name="P9" text:outline-level="3"><text:span text:style-name="T6"/></text:h>
      <text:h text:style-name="P9" text:outline-level="3"><text:span text:style-name="T8">Conclude:</text:span><text:span text:style-name="T6"> Have you ever watched those Hollywood movies where a person dies. Goes to heaven's entrance and is sent back to accomplish some task so that they can improve their chances of passing muster with God? That's Hollywood but that's not Bible. I promise you that if Viola got an offer to return to Cumberland, Maryland today she would not leave the portals of heaven for another second down here. She would however hope that I would do my best to convince you that you need to make prepara-tion today to assure yourself of a residence in heaven. <text:s/>She wants to see you there. </text:span></text:h>
      <text:h text:style-name="P10" text:outline-level="3"><text:span text:style-name="T4"><text:s text:c="2"/>In </text:span><text:span text:style-name="T11">Acts 2:21 we read: “And it shall come to pass, </text:span><text:span text:style-name="T10">that</text:span><text:span text:style-name="T11"> whosoever shall call on the name of the Lord shall be saved.” That, my friend is the simplicity of salvation. Call on Him and ask Him and He will happily save you. Trust in Him alone and salvation is yours for the asking. Would you do that this afternoon. </text:span></text:h>
      <text:h text:style-name="P9" text:outline-level="3"><text:span text:style-name="T6"/></text:h>
      <text:h text:style-name="P9" text:outline-level="3"><text:span text:style-name="T6"/></text:h>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9-12-30T18:59:42.52</dc:date>
    <meta:editing-duration>PT2H38M48S</meta:editing-duration>
    <meta:generator>OpenOffice/4.1.3$Win32 OpenOffice.org_project/413m1$Build-9783</meta:generator>
    <meta:document-statistic meta:table-count="0" meta:image-count="0" meta:object-count="0" meta:page-count="1" meta:paragraph-count="13" meta:word-count="877" meta:character-count="46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